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B0000002588946F7B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5.999cm" svg:height="7.999cm" svg:x="-0.6cm" svg:y="0.901cm">
          <draw:image xlink:href="Pictures/10000000000004B0000002588946F7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Ubuntu" style:font-family-generic="roman" style:font-pitch="variable" fo:font-size="24pt" fo:language="en" fo:country="US" style:font-family-asian="Ubuntu" style:font-family-generic-asian="system" style:font-pitch-asian="variable" style:font-size-asian="24pt" style:language-asian="zh" style:country-asian="CN" style:font-family-complex="Ubuntu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family-generic="roman" style:font-pitch="variable" fo:font-size="18pt" fo:font-style="normal" fo:text-shadow="none" style:text-underline-style="none" fo:font-weight="normal" style:letter-kerning="true" style:font-family-asian="Ubuntu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Ubuntu" style:font-family-generic="roman" style:font-pitch="variable" fo:font-size="18pt" style:letter-kerning="true" style:font-family-asian="Ubuntu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5.5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1-24T10:32:51</meta:creation-date>
    <dc:date>2014-01-27T22:07:46</dc:date>
    <dc:creator>xsongx </dc:creator>
    <meta:editing-duration>PT46M19S</meta:editing-duration>
    <meta:editing-cycles>4</meta:editing-cycles>
    <meta:generator>LibreOffice/4.0.4.2$Linux_X86_64 LibreOffice_project/400m0$Build-2</meta:generator>
    <meta:document-statistic meta:object-count="1"/>
  </office:meta>
</office:document-meta>
</file>